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800000215BF4AFE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4.992cm" svg:height="10.472cm" svg:x="1.508cm" svg:y="3.528cm">
          <draw:image xlink:href="Pictures/10000001000004F800000215BF4AFE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09:58:16.008266005</meta:creation-date>
    <dc:date>2026-02-22T10:01:08.055086826</dc:date>
    <meta:editing-duration>PT2M54S</meta:editing-duration>
    <meta:editing-cycles>1</meta:editing-cycles>
    <meta:document-statistic meta:object-count="26"/>
    <meta:generator>LibreOffice/24.2.7.2$Linux_X86_64 LibreOffice_project/420$Build-2</meta:generator>
  </office:meta>
</office:document-meta>
</file>